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0b5530" officeooo:paragraph-rsid="000b5530"/>
    </style:style>
    <style:style style:name="P2" style:family="paragraph" style:parent-style-name="Standard">
      <style:text-properties officeooo:rsid="000e2df0" officeooo:paragraph-rsid="000e2df0"/>
    </style:style>
    <style:style style:name="P3" style:family="paragraph" style:parent-style-name="Standard">
      <style:text-properties officeooo:rsid="000e2df0" officeooo:paragraph-rsid="0014e713"/>
    </style:style>
    <style:style style:name="P4" style:family="paragraph" style:parent-style-name="Standard">
      <style:paragraph-properties fo:margin-left="1.251cm" fo:margin-right="0cm" fo:text-indent="0cm" style:auto-text-indent="false"/>
      <style:text-properties officeooo:rsid="000e2df0" officeooo:paragraph-rsid="0014e713"/>
    </style:style>
    <style:style style:name="P5" style:family="paragraph" style:parent-style-name="Standard">
      <style:text-properties officeooo:rsid="000f406f" officeooo:paragraph-rsid="000f406f"/>
    </style:style>
    <style:style style:name="P6" style:family="paragraph" style:parent-style-name="Standard">
      <style:paragraph-properties fo:margin-left="1.251cm" fo:margin-right="0cm" fo:text-indent="0cm" style:auto-text-indent="false"/>
      <style:text-properties officeooo:rsid="000f406f" officeooo:paragraph-rsid="0014e713"/>
    </style:style>
    <style:style style:name="P7" style:family="paragraph" style:parent-style-name="Standard">
      <style:text-properties officeooo:rsid="000f406f" officeooo:paragraph-rsid="0014e713"/>
    </style:style>
    <style:style style:name="P8" style:family="paragraph" style:parent-style-name="Standard">
      <style:paragraph-properties fo:margin-left="1.251cm" fo:margin-right="0cm" fo:text-indent="0cm" style:auto-text-indent="false"/>
      <style:text-properties officeooo:rsid="000f406f" officeooo:paragraph-rsid="00156869"/>
    </style:style>
    <style:style style:name="P9" style:family="paragraph" style:parent-style-name="Standard">
      <style:paragraph-properties fo:margin-left="1.251cm" fo:margin-right="0cm" fo:text-indent="0cm" style:auto-text-indent="false"/>
      <style:text-properties officeooo:rsid="0010641f" officeooo:paragraph-rsid="0010641f"/>
    </style:style>
    <style:style style:name="P10" style:family="paragraph" style:parent-style-name="Standard">
      <style:text-properties officeooo:rsid="0010641f" officeooo:paragraph-rsid="0010641f"/>
    </style:style>
    <style:style style:name="P11" style:family="paragraph" style:parent-style-name="Standard">
      <style:text-properties officeooo:rsid="0010641f" officeooo:paragraph-rsid="000e2df0"/>
    </style:style>
    <style:style style:name="P12" style:family="paragraph" style:parent-style-name="Standard">
      <style:paragraph-properties fo:margin-left="0cm" fo:margin-right="0cm" fo:text-indent="0cm" style:auto-text-indent="false"/>
      <style:text-properties officeooo:rsid="0010641f" officeooo:paragraph-rsid="0014e713"/>
    </style:style>
    <style:style style:name="P13" style:family="paragraph" style:parent-style-name="Standard">
      <style:paragraph-properties fo:margin-left="1.251cm" fo:margin-right="0cm" fo:text-indent="0cm" style:auto-text-indent="false"/>
      <style:text-properties officeooo:rsid="0010641f" officeooo:paragraph-rsid="0014e713"/>
    </style:style>
    <style:style style:name="P14" style:family="paragraph" style:parent-style-name="Standard">
      <style:text-properties officeooo:rsid="0010641f" officeooo:paragraph-rsid="0014e713"/>
    </style:style>
    <style:style style:name="P15" style:family="paragraph" style:parent-style-name="Standard">
      <style:paragraph-properties fo:margin-left="0cm" fo:margin-right="0cm" fo:text-indent="0cm" style:auto-text-indent="false"/>
      <style:text-properties officeooo:rsid="00116b38" officeooo:paragraph-rsid="00116b38"/>
    </style:style>
    <style:style style:name="P16" style:family="paragraph" style:parent-style-name="Standard">
      <style:paragraph-properties fo:margin-left="0cm" fo:margin-right="0cm" fo:text-indent="0cm" style:auto-text-indent="false"/>
      <style:text-properties officeooo:rsid="0012e29f" officeooo:paragraph-rsid="0012e29f"/>
    </style:style>
    <style:style style:name="P17" style:family="paragraph" style:parent-style-name="Standard">
      <style:paragraph-properties fo:margin-left="1.251cm" fo:margin-right="0cm" fo:text-indent="0cm" style:auto-text-indent="false"/>
      <style:text-properties officeooo:rsid="0012e29f" officeooo:paragraph-rsid="0012e29f"/>
    </style:style>
    <style:style style:name="P18" style:family="paragraph" style:parent-style-name="Standard">
      <style:paragraph-properties fo:margin-left="0cm" fo:margin-right="0cm" fo:text-indent="0cm" style:auto-text-indent="false"/>
      <style:text-properties officeooo:rsid="0012e29f" officeooo:paragraph-rsid="0013ee88"/>
    </style:style>
    <style:style style:name="P19" style:family="paragraph" style:parent-style-name="Standard">
      <style:paragraph-properties fo:margin-left="1.251cm" fo:margin-right="0cm" fo:text-indent="0cm" style:auto-text-indent="false"/>
      <style:text-properties fo:font-style="italic" officeooo:rsid="0012e29f" officeooo:paragraph-rsid="0012e29f" style:font-style-asian="italic" style:font-style-complex="italic"/>
    </style:style>
    <style:style style:name="P20" style:family="paragraph" style:parent-style-name="Standard">
      <style:text-properties fo:font-style="italic" officeooo:rsid="0010641f" officeooo:paragraph-rsid="0010641f" style:font-style-asian="italic" style:font-style-complex="italic"/>
    </style:style>
    <style:style style:name="P21" style:family="paragraph" style:parent-style-name="Standard">
      <style:paragraph-properties fo:margin-left="0cm" fo:margin-right="0cm" fo:text-indent="0cm" style:auto-text-indent="false"/>
      <style:text-properties fo:font-weight="normal" officeooo:rsid="0012e29f" officeooo:paragraph-rsid="0012e29f" style:font-weight-asian="normal" style:font-weight-complex="normal"/>
    </style:style>
    <style:style style:name="P22" style:family="paragraph" style:parent-style-name="Standard">
      <style:text-properties fo:font-style="normal" officeooo:rsid="0010641f" officeooo:paragraph-rsid="0010641f" style:font-style-asian="normal" style:font-style-complex="normal"/>
    </style:style>
    <style:style style:name="P23" style:family="paragraph" style:parent-style-name="Standard">
      <style:paragraph-properties fo:text-align="center" style:justify-single-word="false"/>
      <style:text-properties fo:font-size="20pt" fo:font-weight="bold" officeooo:rsid="0014e713" officeooo:paragraph-rsid="0014e713" style:font-size-asian="20pt" style:font-weight-asian="bold" style:font-size-complex="20pt" style:font-weight-complex="bold"/>
    </style:style>
    <style:style style:name="P24" style:family="paragraph" style:parent-style-name="Standard">
      <style:paragraph-properties fo:margin-left="1.251cm" fo:margin-right="0cm" fo:text-indent="0cm" style:auto-text-indent="false"/>
      <style:text-properties fo:font-weight="normal" officeooo:rsid="0010641f" officeooo:paragraph-rsid="0014e713" style:font-weight-asian="normal" style:font-weight-complex="normal"/>
    </style:style>
    <style:style style:name="P25" style:family="paragraph" style:parent-style-name="Standard">
      <style:paragraph-properties fo:margin-left="0cm" fo:margin-right="0cm" fo:text-indent="0cm" style:auto-text-indent="false"/>
      <style:text-properties fo:font-weight="normal" officeooo:rsid="0012e29f" officeooo:paragraph-rsid="0012e29f" style:font-weight-asian="normal" style:font-weight-complex="normal"/>
    </style:style>
    <style:style style:name="T1" style:family="text">
      <style:text-properties officeooo:rsid="000f406f"/>
    </style:style>
    <style:style style:name="T2" style:family="text">
      <style:text-properties officeooo:rsid="0010641f"/>
    </style:style>
    <style:style style:name="T3" style:family="text">
      <style:text-properties fo:font-weight="bold" style:font-weight-asian="bold" style:font-weight-complex="bold"/>
    </style:style>
    <style:style style:name="T4" style:family="text">
      <style:text-properties fo:font-weight="bold" officeooo:rsid="0010641f" style:font-weight-asian="bold" style:font-weight-complex="bold"/>
    </style:style>
    <style:style style:name="T5" style:family="text">
      <style:text-properties fo:font-weight="bold" officeooo:rsid="0012e29f"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officeooo:rsid="00116b38"/>
    </style:style>
    <style:style style:name="T9" style:family="text">
      <style:text-properties officeooo:rsid="0013ee88"/>
    </style:style>
    <style:style style:name="T10" style:family="text">
      <style:text-properties officeooo:rsid="0014e713"/>
    </style:style>
    <style:style style:name="T11" style:family="text">
      <style:text-properties officeooo:rsid="001682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homme et l’animal</text:p>
      <text:p text:style-name="P2"/>
      <text:p text:style-name="P2">1. Le concept d’animal et la compréhension antique</text:p>
      <text:p text:style-name="P2">2. Descartes et l’animal-machine</text:p>
      <text:p text:style-name="P2">3. Les enjeux moraux</text:p>
      <text:p text:style-name="P1"/>
      <text:p text:style-name="P1"><text:span text:style-name="T3">Intro :</text:span> Q animal ?</text:p>
      <text:p text:style-name="P1"/>
      <table:table table:name="Tableau1" table:style-name="Tableau1">
        <table:table-column table:style-name="Tableau1.A"/>
        <table:table-row table:style-name="TableLine2606731919872">
          <table:table-cell table:style-name="Tableau1.A1" office:value-type="string">
            <text:p text:style-name="P3">Pour chaque cas présenté ci-dessous, déterminez si il s'agit d'un animal ou non. Justifiez votre réponse en utilisant des arguments scientifiques pertinents.</text:p>
            <text:p text:style-name="P3"/>
            <text:p text:style-name="P3">1. Un ver de terre</text:p>
            <text:p text:style-name="P4">OUI un invertébré qui a un système nerveux, des organes de digestion, et une reproduction sexuelle ou asexuelle.</text:p>
            <text:p text:style-name="P3">2. Une plante carnivore</text:p>
            <text:p text:style-name="P4">NON ne possède pas de système nerveux</text:p>
            <text:p text:style-name="P3">3. Une bactérie</text:p>
            <text:p text:style-name="P6">NON organisme unicellulaire qui ne possède pas de système nerveux ni de tissus. (procaryote : ne possède pas de noyau)</text:p>
            <text:p text:style-name="P3">4. Un robot</text:p>
            <text:p text:style-name="P6">NON n’est pas vivant. Un objet construit par l’homme</text:p>
            <text:p text:style-name="P3">5. Une méduse</text:p>
            <text:p text:style-name="P6">OUI <text:s/>un invertébré qui a un système nerveux, des organes de digestion, et une reproduction sexuelle ou asexuelle.</text:p>
            <text:p text:style-name="P3"><text:span text:style-name="T1">6</text:span>. Un champignon</text:p>
            <text:p text:style-name="P6">NON un organisme eucaryote qui ne possède pas de système nerveux ni de tissus</text:p>
            <text:p text:style-name="P3"><text:span text:style-name="T1">7</text:span>. Un virus</text:p>
            <text:p text:style-name="P8">NON Pas sûr qu’on puisse dire qu’il s’agit d’un être vivant… <text:s/>n'est pas capable de se reproduire et de se nourrir de manière autonome. Les biologistes sont très partagés</text:p>
            <text:p text:style-name="P7">9. Une éponge</text:p>
            <text:p text:style-name="P6">OUI certes poussent, se reproduisent et survivent à la manière des plantes + ni système nerveux central, ni système digestif, ni système circulatoire.</text:p>
            <text:p text:style-name="P6">MAIS ont un système nerveux rudimentaire + <text:span text:style-name="T2">des cellules consacrées à la digestion +</text:span> se nour<text:span text:style-name="T2">r</text:span>issent de façon active en capturant les particules en suspension dans l’eau</text:p>
            <text:p text:style-name="P12">10. Une moule</text:p>
            <text:p text:style-name="P13">OUI même si ne peut pas bouger !</text:p>
          </table:table-cell>
        </table:table-row>
      </table:table>
      <text:p text:style-name="P11"/>
      <text:p text:style-name="P14">ce qui est déterminant pour savoir si qqch est un animal ou non :</text:p>
      <text:p text:style-name="P13">- <text:span text:style-name="T10">d’un point de vue anatomique : a </text:span>un système nerveux</text:p>
      <text:p text:style-name="P13">- <text:span text:style-name="T10">d’un </text:span>point de vue fonctionnel : <text:span text:style-name="T10">a une</text:span> <text:span text:style-name="T3">sensibilité</text:span><text:span text:style-name="T6"> = la capacité de réagir de façon adéquate aux modifications de son environnement</text:span></text:p>
      <text:p text:style-name="P24">+ motricité, mais pas toujours (moule)</text:p>
      <text:p text:style-name="P2"/>
      <text:p text:style-name="P5"><text:span text:style-name="T4">Def :</text:span><text:span text:style-name="T2"> </text:span>Un animal est un être vivant <text:span text:style-name="T2">organisé, doué de sensibilité, et généralement de motricité</text:span></text:p>
      <text:p text:style-name="P2"/>
      <text:p text:style-name="P2">→ <text:span text:style-name="T2">L’homme est-il un animal ?<text:line-break/>→ D’après notre définition, il faudrait dire OUI</text:span></text:p>
      <text:p text:style-name="P10">Pourtant, notre usage courant du langage exclut l’homme du concept d’animal.</text:p>
      <text:p text:style-name="P10"/>
      <text:p text:style-name="P10">→ <text:span text:style-name="T10">Au sens courant : l</text:span>’animal, c’est tous les animaux <text:span text:style-name="T7">sauf l’homme.</text:span></text:p>
      <text:p text:style-name="P22"/>
      <text:p text:style-name="P22"><text:soft-page-break/>→ un concept étonnant : se définit par l’exclusion d’une espèce particulière (la nôtre)</text:p>
      <text:p text:style-name="P10">Implique que les hommes n’auraient rien à voir avec les autres espèces !</text:p>
      <text:p text:style-name="P20">(pas seulement le fait que les hommes soient différents de toutes les autres espèces… chaque espèce est différente des autres. Mais que la différence de l’homme ne ressemble à aucune des différences des autres espèces)</text:p>
      <text:p text:style-name="P9">→ implique une vision <text:span text:style-name="T3">anthropocentrique</text:span> de la réalité (idée que l’homme est radicalement différent des autres espèces + supérieur)</text:p>
      <text:p text:style-name="P9"/>
      <text:p text:style-name="P9">→ <text:span text:style-name="T8">le concept d’animal dépend d’une certaine vision du monde, &amp; de la place qu’on accorde à l’homme. Précisément, la période Renaissance/Lumière : abandon d’une certaine façon de mettre l’homme au centre, comme créature privilégiée de Dieu. Si le concept d’animal peut se maintenir, c’est au prix d’une redéfinition de ce qui fait la supériorité humaine.</text:span></text:p>
      <text:p text:style-name="P9"/>
      <text:p text:style-name="P9"/>
      <text:p text:style-name="P15">I. <text:span text:style-name="T3">La compréhension </text:span><text:span text:style-name="T5">scolastique</text:span><text:span text:style-name="T3"> de l’animal</text:span></text:p>
      <text:p text:style-name="P15"/>
      <text:p text:style-name="P16">Moyen-Âge : règne de la « scolastique » = le courant philosophique qui veut réconcilier la philosophie d’Aristote et la révélation chrétienne.</text:p>
      <text:p text:style-name="P16"/>
      <text:p text:style-name="P18"><text:tab/>a. Aristote</text:p>
      <text:p text:style-name="P18"/>
      <text:p text:style-name="P18"><text:span text:style-name="T9">Aristote </text:span>: <text:span text:style-name="T9">le statut </text:span>de l’animal dépend directement du concept d’âme.</text:p>
      <text:p text:style-name="P16"/>
      <text:p text:style-name="P16">Âme = principe de mouvement de l’être vivant</text:p>
      <text:p text:style-name="P19">Par exemple, ce qui différencie une marionnette d’un être humain, c’est que les mouvements d’une marionnette ont leur origine hors de la marionnette (dans le marionnettiste), alors que les mouvements d’un être humain ont leur origine en lui-même.</text:p>
      <text:p text:style-name="P16"/>
      <text:p text:style-name="P16">Attention : concept de mouvement très large : l’altération, la croissance, la génération et la destruction</text:p>
      <text:p text:style-name="P16">→ pour Aristote, la plante a une âme. Ne veut pas dire qu’elle a un esprit, mais qu’elle a son mouvement en elle-même (peut croître par elle-même)</text:p>
      <text:p text:style-name="P16"/>
      <text:p text:style-name="P16">→ Aristote classe le vivant selon la plus ou moins grande complexité des mouvements : </text:p>
      <text:p text:style-name="P17">- plantes : peuvent croître et se reproduire → « âme nutritive »</text:p>
      <text:p text:style-name="P17">- animaux : peuvent ressentir du plaisir et de la peine, et désirer → « âme sensitive »</text:p>
      <text:p text:style-name="P17">- hommes : peuvent comprendre et connaître → « âme intellective »</text:p>
      <text:p text:style-name="P17"/>
      <text:p text:style-name="P16">L’âme humaine intègre donc ces stades inférieurs : l’âme nutritive et l’âme sensitive.</text:p>
      <text:p text:style-name="P16">→ inclut l’idée d’une continuité entre tous les êtres vivant, et d’une intégration progressive des fonctions → idée d’une « échelle des êtres » = hiérarchie naturelle et continue</text:p>
      <text:p text:style-name="P16"><text:tab/>→ une fort <text:span text:style-name="T3">continuité du vivant</text:span><text:span text:style-name="T6">, avec des cas-limites (entre la plante et l’animal : le concombre de mer, le jeune enfant entre l’homme et l’animal, etc.)</text:span></text:p>
      <text:p text:style-name="P21"/>
      <text:p text:style-name="P21"><text:tab/><text:span text:style-name="T11">b</text:span>. <text:span text:style-name="T11">La révélation chrétienne</text:span></text:p>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6T10:16:20.735000000</meta:creation-date>
    <dc:title>Page vierge</dc:title>
    <meta:generator>LibreOffice/7.3.1.3$Windows_X86_64 LibreOffice_project/a69ca51ded25f3eefd52d7bf9a5fad8c90b87951</meta:generator>
    <meta:editing-duration>PT14H30M56S</meta:editing-duration>
    <meta:editing-cycles>7</meta:editing-cycles>
    <dc:date>2023-01-19T11:00:00.819000000</dc:date>
    <meta:document-statistic meta:table-count="1" meta:image-count="0" meta:object-count="0" meta:page-count="2" meta:paragraph-count="54" meta:word-count="754" meta:character-count="4474" meta:non-whitespace-character-count="3768"/>
    <meta:template xlink:type="simple" xlink:actuate="onRequest" xlink:title="Page vierge" xlink:href="../../../../../../AppData/Roaming/LibreOffice/4/user/template/Page%20vierge1.ott" meta:date="2023-01-06T10:16:20.332000000"/>
  </office:meta>
</office:document-meta>
</file>